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2000008F00006D6B000052092D67031F.wmf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xml:id="id2" draw:id="id2" draw:layer="layout" svg:width="7cm" svg:height="1.4cm" svg:x="17.8cm" svg:y="6.2cm">
          <text:p text:style-name="P1"><text:span text:style-name="T1">CommitTransactionIndic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7cm" svg:height="1.4cm" svg:x="3.6cm" svg:y="6.2cm">
          <text:p text:style-name="P1"><text:span text:style-name="T1">CommitTransactionRequest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0.6cm" svg:y1="6.9cm" svg:x2="17.8cm" svg:y2="6.9cm" draw:start-shape="id1" draw:start-glue-point="1" draw:end-shape="id2" draw:end-glue-point="3" svg:d="m10600 6900h7200">
          <text:p text:style-name="P2">send</text:p>
        </draw:connecto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ackground" xlink:href="Pictures/2000008F00006D6B000052092D67031F.wmf" xlink:type="simple" xlink:show="embed" xlink:actuate="onLoad"/>
    <draw:marker draw:name="Arrow" svg:viewBox="0 0 20 30" svg:d="m10 0-10 30h20z"/>
    <draw:stroke-dash draw:name="Fine_20_Dashed_20_1" draw:display-name="Fine Dashed 1" draw:style="rect" draw:dots1="1" draw:dots1-length="500%" draw:distance="31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10T10:49:48.19</meta:creation-date>
    <meta:generator>LibreOffice/3.6$Windows_x86 LibreOffice_project/932b512-69e3009-7a10e5c-fc86223-a55908</meta:generator>
    <dc:date>2012-08-10T12:56:28.30</dc:date>
    <meta:editing-duration>PT39M43S</meta:editing-duration>
    <meta:editing-cycles>8</meta:editing-cycles>
    <meta:document-statistic meta:object-count="26"/>
  </office:meta>
</office:document-meta>
</file>